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25-04-2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24-04-15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23-06-1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23-04-0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23-04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22-10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22-06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22-03-10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21-11-10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334" calcext:value-type="float">
            <text:p>22.91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8360922052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2" meta:object-count="0"/>
    <meta:user-defined meta:name="AppVersion">3.0</meta:user-defined>
  </office:meta>
</office:document-meta>
</file>